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3.564cm"/>
    </style:style>
    <style:style style:name="gr2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2.721cm"/>
    </style:style>
    <style:style style:name="gr3" style:family="graphic" style:parent-style-name="standard">
      <style:graphic-properties svg:stroke-color="#afd095" draw:fill-color="#dde8cb" draw:textarea-horizontal-align="justify" draw:textarea-vertical-align="middle" draw:auto-grow-height="false" fo:min-height="3.236cm" fo:min-width="3.564cm"/>
    </style:style>
    <style:style style:name="gr4" style:family="graphic" style:parent-style-name="standard">
      <style:graphic-properties svg:stroke-color="#b4c7dc" draw:fill-color="#dee6ef" draw:textarea-horizontal-align="justify" draw:textarea-vertical-align="middle" draw:auto-grow-height="false" fo:min-height="1.909cm" fo:min-width="3.945cm"/>
    </style:style>
    <style:style style:name="gr5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2.837cm"/>
    </style:style>
    <style:style style:name="gr6" style:family="graphic" style:parent-style-name="standard">
      <style:graphic-properties svg:stroke-color="#b4c7dc" draw:fill-color="#dee6ef" draw:textarea-horizontal-align="justify" draw:textarea-vertical-align="middle" draw:auto-grow-height="false" fo:min-height="1.909cm" fo:min-width="4.072cm"/>
    </style:style>
    <style:style style:name="gr7" style:family="graphic" style:parent-style-name="objectwithoutfill">
      <style:graphic-properties draw:marker-start="Arrow" draw:marker-end="" draw:fill="solid" draw:textarea-vertical-align="middle"/>
    </style:style>
    <style:style style:name="gr8" style:family="graphic" style:parent-style-name="objectwithoutfill">
      <style:graphic-properties draw:marker-end="Arrow" draw:fill="solid" draw:textarea-vertical-align="middle"/>
    </style:style>
    <style:style style:name="gr9" style:family="graphic" style:parent-style-name="standard">
      <style:graphic-properties svg:stroke-color="#afd095" draw:fill-color="#dde8cb" draw:textarea-horizontal-align="justify" draw:textarea-vertical-align="middle" draw:auto-grow-height="false" fo:min-height="2.46cm" fo:min-width="3.564cm"/>
    </style:style>
    <style:style style:name="gr10" style:family="graphic" style:parent-style-name="standard">
      <style:graphic-properties svg:stroke-color="#b4c7dc" draw:fill-color="#dee6ef" draw:textarea-horizontal-align="justify" draw:textarea-vertical-align="middle" draw:auto-grow-height="false" fo:min-height="1.554cm" fo:min-width="3.945cm"/>
    </style:style>
    <style:style style:name="gr11" style:family="graphic" style:parent-style-name="standard">
      <style:graphic-properties svg:stroke-color="#afd095" draw:fill-color="#dde8cb" draw:textarea-horizontal-align="justify" draw:textarea-vertical-align="middle" draw:auto-grow-height="false" fo:min-height="3.29cm" fo:min-width="4.326cm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svg:stroke-color="#b4c7dc" draw:fill-color="#dee6ef" draw:textarea-horizontal-align="justify" draw:textarea-vertical-align="middle" draw:auto-grow-height="false" fo:min-height="1.909cm" fo:min-width="4.707cm"/>
    </style:style>
    <style:style style:name="gr14" style:family="graphic" style:parent-style-name="objectwithoutfill">
      <style:graphic-properties draw:marker-end="Arrow" draw:marker-end-width="0.3cm" svg:stroke-opacity="100%" draw:fill="solid" draw:textarea-vertical-align="middle"/>
    </style:style>
    <style:style style:name="gr15" style:family="graphic" style:parent-style-name="standard">
      <style:graphic-properties svg:stroke-color="#b4c7dc" draw:fill-color="#dee6ef" draw:textarea-horizontal-align="justify" draw:textarea-vertical-align="middle" draw:auto-grow-height="false" fo:min-height="1.909cm" fo:min-width="4.961cm"/>
    </style:style>
    <style:style style:name="gr16" style:family="graphic" style:parent-style-name="standard">
      <style:graphic-properties svg:stroke-color="#afd095" draw:fill-color="#dde8cb" draw:textarea-horizontal-align="justify" draw:textarea-vertical-align="middle" draw:auto-grow-height="false" fo:min-height="2.925cm" fo:min-width="3.564cm"/>
    </style:style>
    <style:style style:name="gr17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3.564cm"/>
    </style:style>
    <style:style style:name="gr18" style:family="graphic" style:parent-style-name="standard">
      <style:graphic-properties svg:stroke-color="#e8f2a1" draw:fill-color="#f6f9d4" draw:textarea-horizontal-align="justify" draw:textarea-vertical-align="middle" draw:auto-grow-height="false" fo:min-height="1.097cm" fo:min-width="1.75cm"/>
    </style:style>
    <style:style style:name="gr19" style:family="graphic" style:parent-style-name="standard">
      <style:graphic-properties svg:stroke-color="#e8f2a1" draw:fill-color="#f6f9d4" draw:textarea-horizontal-align="justify" draw:textarea-vertical-align="middle" draw:auto-grow-height="false" fo:min-height="1.188cm" fo:min-width="1.75cm"/>
    </style:style>
    <style:style style:name="gr20" style:family="graphic" style:parent-style-name="standard">
      <style:graphic-properties svg:stroke-color="#b4c7dc" draw:fill-color="#dee6ef" draw:textarea-horizontal-align="justify" draw:textarea-vertical-align="middle" draw:auto-grow-height="false" fo:min-height="2.316cm" fo:min-width="3.695cm"/>
    </style:style>
    <style:style style:name="gr21" style:family="graphic" style:parent-style-name="standard">
      <style:graphic-properties svg:stroke-color="#b4c7dc" draw:fill-color="#dee6ef" draw:textarea-horizontal-align="justify" draw:textarea-vertical-align="middle" draw:auto-grow-height="false" fo:min-height="2.316cm" fo:min-width="5.215cm"/>
    </style:style>
    <style:style style:name="gr22" style:family="graphic" style:parent-style-name="standard">
      <style:graphic-properties svg:stroke-color="#ffe994" draw:fill-color="#fff5ce" draw:textarea-horizontal-align="justify" draw:textarea-vertical-align="middle" draw:auto-grow-height="false" fo:min-height="2.242cm" fo:min-width="2.802cm"/>
    </style:style>
    <style:style style:name="gr23" style:family="graphic" style:parent-style-name="standard">
      <style:graphic-properties svg:stroke-color="#ffe994" draw:fill-color="#fff5ce" draw:textarea-horizontal-align="justify" draw:textarea-vertical-align="middle" draw:auto-grow-height="false" fo:min-height="2.29cm" fo:min-width="2.802cm"/>
    </style:style>
    <style:style style:name="gr24" style:family="graphic" style:parent-style-name="standard">
      <style:graphic-properties svg:stroke-color="#ffe994" draw:fill-color="#fff5ce" draw:textarea-horizontal-align="justify" draw:textarea-vertical-align="middle" draw:auto-grow-height="false" fo:min-height="2.798cm" fo:min-width="2.802cm"/>
    </style:style>
    <style:style style:name="gr25" style:family="graphic" style:parent-style-name="standard">
      <style:graphic-properties svg:stroke-color="#afd095" draw:fill-color="#dde8cb" draw:textarea-horizontal-align="justify" draw:textarea-vertical-align="middle" draw:auto-grow-height="false" fo:min-height="1.655cm" fo:min-width="4.326cm"/>
    </style:style>
    <style:style style:name="gr26" style:family="graphic" style:parent-style-name="standard">
      <style:graphic-properties svg:stroke-color="#b4c7dc" draw:fill-color="#dee6ef" draw:textarea-horizontal-align="justify" draw:textarea-vertical-align="middle" draw:auto-grow-height="false" fo:min-height="1.411cm" fo:min-width="4.998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0.512cm" fo:min-width="2.167cm"/>
    </style:style>
    <style:style style:name="gr28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163cm" fo:min-width="3.564cm"/>
    </style:style>
    <style:style style:name="gr29" style:family="graphic" style:parent-style-name="standard">
      <style:graphic-properties svg:stroke-color="#afd095" draw:fill-color="#dde8cb" draw:textarea-horizontal-align="justify" draw:textarea-vertical-align="middle" draw:auto-grow-height="false" fo:min-height="1.78cm" fo:min-width="3.564cm"/>
    </style:style>
    <style:style style:name="gr30" style:family="graphic" style:parent-style-name="standard">
      <style:graphic-properties svg:stroke-color="#afd095" draw:fill-color="#dde8cb" draw:textarea-horizontal-align="justify" draw:textarea-vertical-align="middle" draw:auto-grow-height="false" fo:min-height="3.341cm" fo:min-width="3.564cm"/>
    </style:style>
    <style:style style:name="P1" style:family="paragraph">
      <style:paragraph-properties fo:text-align="start"/>
    </style:style>
    <style:style style:name="P2" style:family="paragraph">
      <loext:graphic-properties draw:fill-color="#f7d1d5"/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-color="#dde8cb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dee6ef"/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f6f9d4"/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-color="#fff5ce"/>
      <style:paragraph-properties fo:text-align="start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e8cb"/>
      <style:paragraph-properties fo:margin-left="0cm" fo:margin-right="0cm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.064cm" svg:height="4.064cm" svg:x="30.429cm" svg:y="8.625cm">
          <text:p text:style-name="P1"><text:span text:style-name="T1">organ</text:span><text:span text:style-name="T1">izatio</text:span><text:span text:style-name="T1">ns</text:span></text:p>
          <text:p text:style-name="P1"><text:span text:style-name="T1">---</text:span></text:p>
          <text:p text:style-name="P1"><text:span text:style-name="T1">descr</text:span><text:span text:style-name="T1">iption</text:span></text:p>
          <text:p text:style-name="P1"><text:span text:style-name="T1">corpo</text:span><text:span text:style-name="T1">rate_f</text:span><text:span text:style-name="T1">orm</text:span></text:p>
          <text:p text:style-name="P1"><text:span text:style-name="T1">found</text:span><text:span text:style-name="T1">ing_y</text:span><text:span text:style-name="T1">e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21cm" svg:height="4.064cm" svg:x="22.717cm" svg:y="17.526cm">
          <text:p text:style-name="P1"><text:span text:style-name="T1">objects</text:span></text:p>
          <text:p text:style-name="P1"><text:span text:style-name="T1">---</text:span>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image_pa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064cm" svg:height="4.064cm" svg:x="21.701cm" svg:y="8.493cm">
          <text:p text:style-name="P1"><text:span text:style-name="T1">peopl</text:span><text:span text:style-name="T1">e</text:span></text:p>
          <text:p text:style-name="P1"><text:span text:style-name="T1">---</text:span></text:p>
          <text:p text:style-name="P1"><text:span text:style-name="T1">work_</text:span><text:span text:style-name="T1">descri</text:span><text:span text:style-name="T1">ption</text:span></text:p>
          <text:p text:style-name="P1"><text:span text:style-name="T1">birth_</text:span><text:span text:style-name="T1">day</text:span></text:p>
          <text:p text:style-name="P1"><text:span text:style-name="T1">death</text:span><text:span text:style-name="T1">_d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4.064cm" svg:height="3.486cm" svg:x="18.121cm" svg:y="1.135cm">
          <text:p text:style-name="P1"><text:span text:style-name="T1">names</text:span></text:p>
          <text:p text:style-name="P1"><text:span text:style-name="T1">---</text:span></text:p>
          <text:p text:style-name="P1"><text:span text:style-name="T1">firstname</text:span></text:p>
          <text:p text:style-name="P1"><text:span text:style-name="T1">lastname</text:span></text:p>
          <text:p text:style-name="P1"><text:span text:style-name="T1">title</text:span></text:p>
          <text:p text:style-name="P1"><text:span text:style-name="T1">add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445cm" svg:height="2.159cm" svg:x="17.967cm" svg:y="5.788cm">
          <text:p text:style-name="P1"><text:span text:style-name="T1">people_t</text:span><text:span text:style-name="T1">o_names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3.337cm" svg:height="4.064cm" svg:x="30.929cm" svg:y="17.248cm">
          <text:p text:style-name="P1"><text:span text:style-name="T1">collections</text:span></text:p>
          <text:p text:style-name="P1"><text:span text:style-name="T1">---</text:span></text:p>
          <text:p text:style-name="P5"><text:span text:style-name="T1">date_start</text:span></text:p>
          <text:p text:style-name="P1"><text:span text:style-name="T1">date_end</text:span></text:p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4.572cm" svg:height="2.159cm" svg:x="16.17cm" svg:y="13.889cm">
          <text:p text:style-name="P1"><text:span text:style-name="T1">objects_to_people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1.701cm" svg:y1="10.525cm" svg:x2="20.742cm" svg:y2="14.968cm" draw:start-shape="id1" draw:start-glue-point="3" draw:end-shape="id2" draw:end-glue-point="1" svg:d="M21701 10525l-959 4443" svg:viewBox="0 0 960 4444">
          <text:p/>
        </draw:connector>
        <draw:connector draw:style-name="gr8" draw:text-style-name="P6" draw:layer="layout" draw:type="line" svg:x1="20.742cm" svg:y1="14.968cm" svg:x2="22.717cm" svg:y2="19.558cm" draw:start-shape="id2" draw:start-glue-point="1" draw:end-shape="id3" draw:end-glue-point="3" svg:d="M20742 14968l1975 4590" svg:viewBox="0 0 1976 4591">
          <text:p/>
        </draw:connector>
        <draw:connector draw:style-name="gr7" draw:text-style-name="P6" draw:layer="layout" draw:type="line" svg:x1="21.701cm" svg:y1="10.525cm" svg:x2="20.189cm" svg:y2="7.947cm" draw:start-shape="id1" draw:start-glue-point="3" draw:end-shape="id4" draw:end-glue-point="2" svg:d="M21701 10525l-1512-2578" svg:viewBox="0 0 1513 2579">
          <text:p/>
        </draw:connector>
        <draw:connector draw:style-name="gr8" draw:text-style-name="P6" draw:layer="layout" draw:type="line" svg:x1="20.189cm" svg:y1="5.788cm" svg:x2="20.153cm" svg:y2="4.621cm" draw:start-shape="id4" draw:start-glue-point="0" draw:end-shape="id5" draw:end-glue-point="2" svg:d="M20189 5788l-36-1167" svg:viewBox="0 0 37 1168">
          <text:p/>
        </draw:connector>
        <draw:custom-shape draw:style-name="gr9" draw:text-style-name="P3" xml:id="id13" draw:id="id13" draw:layer="layout" svg:width="4.064cm" svg:height="2.71cm" svg:x="23.905cm" svg:y="37.592cm">
          <text:p text:style-name="P1"><text:span text:style-name="T1">place_type</text:span></text:p>
          <text:p text:style-name="P1"><text:span text:style-name="T1">---</text:span></text:p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9" draw:id="id19" draw:layer="layout" svg:width="4.445cm" svg:height="1.804cm" svg:x="15.012cm" svg:y="29.194cm">
          <text:p text:style-name="P1"><text:span text:style-name="T1">objects_to_pla</text:span><text:span text:style-name="T1">ces</text:span></text:p>
          <text:p text:style-name="P1"><text:span text:style-name="T1">---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6" draw:id="id6" draw:layer="layout" svg:width="4.826cm" svg:height="3.54cm" svg:x="25.765cm" svg:y="13.154cm">
          <text:p text:style-name="P1"><text:span text:style-name="T1">relationship_ty</text:span><text:span text:style-name="T1">pes</text:span></text:p>
          <text:p text:style-name="P1"><text:span text:style-name="T1">---</text:span></text:p>
          <text:p text:style-name="P1"><text:span text:style-name="T1">name</text:span></text:p>
          <text:p text:style-name="P1"><text:span text:style-name="T1">is_obj_people_</text:span><text:span text:style-name="T1">rel</text:span></text:p>
          <text:p text:style-name="P1"><text:span text:style-name="T1">is_people_org_</text:span><text:span text:style-name="T1">rel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20.742cm" svg:y1="14.968cm" svg:x2="25.765cm" svg:y2="14.924cm" draw:start-shape="id2" draw:start-glue-point="1" draw:end-shape="id6" draw:end-glue-point="3" svg:d="M20742 14968l5023-44" svg:viewBox="0 0 5024 45">
          <text:p/>
        </draw:connector>
        <draw:custom-shape draw:style-name="gr13" draw:text-style-name="P4" xml:id="id7" draw:id="id7" draw:layer="layout" svg:width="5.207cm" svg:height="2.159cm" svg:x="36.098cm" svg:y="13.889cm">
          <text:p text:style-name="P1"><text:span text:style-name="T1">collections_to_</text:span><text:span text:style-name="T1">org[..]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line" svg:x1="36.098cm" svg:y1="14.968cm" svg:x2="30.591cm" svg:y2="14.924cm" draw:start-shape="id7" draw:start-glue-point="3" draw:end-shape="id6" draw:end-glue-point="1" svg:d="M36098 14968l-5507-44" svg:viewBox="0 0 5508 45">
          <text:p/>
        </draw:connector>
        <draw:connector draw:style-name="gr12" draw:text-style-name="P6" draw:layer="layout" draw:type="line" svg:x1="36.098cm" svg:y1="14.968cm" svg:x2="34.266cm" svg:y2="19.28cm" draw:start-shape="id7" draw:start-glue-point="3" draw:end-shape="id8" draw:end-glue-point="1" svg:d="M36098 14968l-1832 4312" svg:viewBox="0 0 1833 4313">
          <text:p/>
        </draw:connector>
        <draw:connector draw:style-name="gr12" draw:text-style-name="P6" draw:layer="layout" draw:type="line" svg:x1="36.098cm" svg:y1="14.968cm" svg:x2="34.493cm" svg:y2="10.657cm" draw:start-shape="id7" draw:start-glue-point="3" draw:end-shape="id9" draw:end-glue-point="1" svg:d="M36098 14968l-1605-4311" svg:viewBox="0 0 1606 4312">
          <text:p/>
        </draw:connector>
        <draw:custom-shape draw:style-name="gr6" draw:text-style-name="P4" xml:id="id10" draw:id="id10" draw:layer="layout" svg:width="4.572cm" svg:height="2.159cm" svg:x="25.857cm" svg:y="3.855cm">
          <text:p text:style-name="P1"><text:span text:style-name="T1">people_to_org[...]</text:span></text:p>
          <text:p text:style-name="P1"><text:span text:style-name="T1">---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draw:type="line" svg:x1="28.143cm" svg:y1="6.014cm" svg:x2="28.178cm" svg:y2="13.154cm" draw:start-shape="id10" draw:start-glue-point="2" draw:end-shape="id6" draw:end-glue-point="0" svg:d="M28143 6014l35 7140" svg:viewBox="0 0 36 7141">
          <text:p/>
        </draw:connector>
        <draw:connector draw:style-name="gr12" draw:text-style-name="P6" draw:layer="layout" draw:type="line" svg:x1="28.143cm" svg:y1="6.014cm" svg:x2="30.429cm" svg:y2="10.657cm" draw:start-shape="id10" draw:start-glue-point="2" draw:end-shape="id9" draw:end-glue-point="3" svg:d="M28143 6014l2286 4643" svg:viewBox="0 0 2287 4644">
          <text:p/>
        </draw:connector>
        <draw:connector draw:style-name="gr12" draw:text-style-name="P6" draw:layer="layout" draw:type="line" svg:x1="28.143cm" svg:y1="6.014cm" svg:x2="25.765cm" svg:y2="10.525cm" draw:start-shape="id10" draw:start-glue-point="2" draw:end-shape="id1" draw:end-glue-point="1" svg:d="M28143 6014l-2378 4511" svg:viewBox="0 0 2379 4512">
          <text:p/>
        </draw:connector>
        <draw:custom-shape draw:style-name="gr15" draw:text-style-name="P4" xml:id="id11" draw:id="id11" draw:layer="layout" svg:width="5.461cm" svg:height="2.159cm" svg:x="25.538cm" svg:y="22.817cm">
          <text:p text:style-name="P1"><text:span text:style-name="T1">objects_to_collec</text:span><text:span text:style-name="T1">tions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28.268cm" svg:y1="22.817cm" svg:x2="24.327cm" svg:y2="21.59cm" draw:start-shape="id11" draw:start-glue-point="0" draw:end-shape="id3" draw:end-glue-point="2" svg:d="M28268 22817l-3941-1227" svg:viewBox="0 0 3942 1228">
          <text:p/>
        </draw:connector>
        <draw:connector draw:style-name="gr12" draw:text-style-name="P6" draw:layer="layout" draw:type="line" svg:x1="28.268cm" svg:y1="22.817cm" svg:x2="32.597cm" svg:y2="21.312cm" draw:start-shape="id11" draw:start-glue-point="0" draw:end-shape="id8" draw:end-glue-point="2" svg:d="M28268 22817l4329-1505" svg:viewBox="0 0 4330 1506">
          <text:p/>
        </draw:connector>
        <draw:connector draw:style-name="gr14" draw:text-style-name="P6" draw:layer="layout" draw:type="line" svg:x1="28.268cm" svg:y1="22.817cm" svg:x2="28.178cm" svg:y2="16.694cm" draw:start-shape="id11" draw:start-glue-point="0" draw:end-shape="id6" draw:end-glue-point="2" svg:d="M28268 22817l-90-6123" svg:viewBox="0 0 91 6124">
          <text:p/>
        </draw:connector>
        <draw:custom-shape draw:style-name="gr15" draw:text-style-name="P4" xml:id="id35" draw:id="id35" draw:layer="layout" svg:width="5.461cm" svg:height="2.159cm" svg:x="32.599cm" svg:y="3.831cm">
          <text:p text:style-name="P1"><text:span text:style-name="T1">people_to_coll</text:span><text:span text:style-name="T1">ections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2" draw:id="id12" draw:layer="layout" svg:width="4.064cm" svg:height="3.175cm" svg:x="15.212cm" svg:y="33.09cm">
          <text:p text:style-name="P1"><text:span text:style-name="T1">places</text:span></text:p>
          <text:p text:style-name="P1"><text:span text:style-name="T1">---</text:span></text:p>
          <text:p text:style-name="P1"><text:span text:style-name="T1">line1</text:span></text:p>
          <text:p text:style-name="P1"><text:span text:style-name="T1">line2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19.276cm" svg:y1="34.677cm" svg:x2="25.937cm" svg:y2="37.592cm" draw:start-shape="id12" draw:start-glue-point="1" draw:end-shape="id13" draw:end-glue-point="0" svg:d="M19276 34677l6661 2915" svg:viewBox="0 0 6662 2916">
          <text:p/>
        </draw:connector>
        <draw:custom-shape draw:style-name="gr16" draw:text-style-name="P3" xml:id="id15" draw:id="id15" draw:layer="layout" svg:width="4.064cm" svg:height="2.413cm" svg:x="42.159cm" svg:y="33.434cm">
          <text:p text:style-name="P7"><text:span text:style-name="T2">projects</text:span></text:p>
          <text:p text:style-name="P7"><text:span text:style-name="T2">---</text:span></text:p>
          <text:p text:style-name="P7"><text:span text:style-name="T2">descrip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5.461cm" svg:height="2.159cm" svg:x="35.603cm" svg:y="38.26cm">
          <text:p text:style-name="P1"><text:span text:style-name="T1">projects_to_objects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38.333cm" svg:y1="38.26cm" svg:x2="44.191cm" svg:y2="35.847cm" draw:start-shape="id14" draw:start-glue-point="0" draw:end-shape="id15" draw:end-glue-point="2" svg:d="M38333 38260l5858-2413" svg:viewBox="0 0 5859 2414">
          <text:p/>
        </draw:connector>
        <draw:custom-shape draw:style-name="gr15" draw:text-style-name="P4" xml:id="id16" draw:id="id16" draw:layer="layout" svg:width="5.461cm" svg:height="2.159cm" svg:x="41.445cm" svg:y="38.26cm">
          <text:p text:style-name="P1"><text:span text:style-name="T1">projects_to_people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7" draw:id="id17" draw:layer="layout" svg:width="5.461cm" svg:height="2.159cm" svg:x="47.245cm" svg:y="38.26cm">
          <text:p text:style-name="P1"><text:span text:style-name="T1">projects_to_org[...]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44.175cm" svg:y1="38.26cm" svg:x2="44.191cm" svg:y2="35.847cm" draw:start-shape="id16" draw:start-glue-point="0" draw:end-shape="id15" draw:end-glue-point="2" svg:d="M44175 38260l16-2413" svg:viewBox="0 0 17 2414">
          <text:p/>
        </draw:connector>
        <draw:connector draw:style-name="gr12" draw:text-style-name="P6" draw:layer="layout" draw:type="line" svg:x1="49.975cm" svg:y1="38.26cm" svg:x2="44.191cm" svg:y2="35.847cm" draw:start-shape="id17" draw:start-glue-point="0" draw:end-shape="id15" draw:end-glue-point="2" svg:d="M49975 38260l-5784-2413" svg:viewBox="0 0 5785 2414">
          <text:p/>
        </draw:connector>
        <draw:custom-shape draw:style-name="gr17" draw:text-style-name="P3" xml:id="id18" draw:id="id18" draw:layer="layout" svg:width="4.064cm" svg:height="2.286cm" svg:x="11.284cm" svg:y="6.998cm">
          <text:p text:style-name="P1"><text:span text:style-name="T1">people_types</text:span></text:p>
          <text:p text:style-name="P1"><text:span text:style-name="T1">---</text:span></text:p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.182cm" svg:height="1.905cm" svg:x="10.176cm" svg:y="5.22cm">
          <text:p text:style-name="P8"><text:span text:style-name="T3">Photographer,</text:span></text:p>
          <text:p text:style-name="P8"><text:span text:style-name="T3">Author, Su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21.701cm" svg:y1="10.525cm" svg:x2="15.348cm" svg:y2="8.141cm" draw:start-shape="id1" draw:start-glue-point="3" draw:end-shape="id18" draw:end-glue-point="1" svg:d="M21701 10525l-6353-2384" svg:viewBox="0 0 6354 2385">
          <text:p/>
        </draw:connector>
        <draw:custom-shape draw:style-name="gr19" draw:text-style-name="P9" draw:layer="layout" svg:width="3.182cm" svg:height="2.032cm" svg:x="26.099cm" svg:y="36.365cm">
          <text:p text:style-name="P8"><text:span text:style-name="T3">Address, City,</text:span></text:p>
          <text:p text:style-name="P8"><text:span text:style-name="T3">Country, </text:span><text:span text:style-name="T3"><text:line-break/></text:span><text:span text:style-name="T3">Subcontin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7.234cm" svg:y1="30.998cm" svg:x2="17.244cm" svg:y2="33.09cm" draw:start-shape="id19" draw:start-glue-point="2" draw:end-shape="id12" draw:end-glue-point="0" svg:d="M17234 30998l10 2092" svg:viewBox="0 0 11 2093">
          <text:p/>
        </draw:connector>
        <draw:custom-shape draw:style-name="gr20" draw:text-style-name="P4" xml:id="id20" draw:id="id20" draw:layer="layout" svg:width="4.195cm" svg:height="2.566cm" svg:x="17.995cm" svg:y="37.788cm">
          <text:p text:style-name="P1"><text:span text:style-name="T1">places_to_places</text:span></text:p>
          <text:p text:style-name="P1"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20.092cm" svg:y1="37.788cm" svg:x2="17.244cm" svg:y2="36.265cm" draw:start-shape="id20" draw:start-glue-point="0" draw:end-shape="id12" draw:end-glue-point="2" svg:d="M20092 37788l-2848-1523" svg:viewBox="0 0 2849 1524">
          <text:p/>
        </draw:connector>
        <draw:connector draw:style-name="gr12" draw:text-style-name="P6" draw:layer="layout" draw:type="line" svg:x1="20.092cm" svg:y1="37.788cm" svg:x2="19.276cm" svg:y2="34.677cm" draw:start-shape="id20" draw:start-glue-point="0" draw:end-shape="id12" draw:end-glue-point="1" svg:d="M20092 37788l-816-3111" svg:viewBox="0 0 817 3112">
          <text:p/>
        </draw:connector>
        <draw:custom-shape draw:style-name="gr16" draw:text-style-name="P3" xml:id="id22" draw:id="id22" draw:layer="layout" svg:width="4.064cm" svg:height="3.175cm" svg:x="8.635cm" svg:y="33.147cm">
          <text:p text:style-name="P1"><text:span text:style-name="T1">coordinates</text:span></text:p>
          <text:p text:style-name="P1"><text:span text:style-name="T1">---</text:span></text:p>
          <text:p text:style-name="P1"><text:span text:style-name="T1">lat</text:span></text:p>
          <text:p text:style-name="P1"><text:span text:style-name="T1">long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21" draw:id="id21" draw:layer="layout" svg:width="5.715cm" svg:height="2.566cm" svg:x="10.864cm" svg:y="37.846cm">
          <text:p text:style-name="P1"><text:span text:style-name="T1">places_to_coordinates</text:span></text:p>
          <text:p text:style-name="P1"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13.721cm" svg:y1="37.846cm" svg:x2="17.244cm" svg:y2="36.265cm" draw:start-shape="id21" draw:start-glue-point="0" draw:end-shape="id12" draw:end-glue-point="2" svg:d="M13721 37846l3523-1581" svg:viewBox="0 0 3524 1582">
          <text:p/>
        </draw:connector>
        <draw:connector draw:style-name="gr12" draw:text-style-name="P6" draw:layer="layout" draw:type="line" svg:x1="13.721cm" svg:y1="37.846cm" svg:x2="10.667cm" svg:y2="36.322cm" draw:start-shape="id21" draw:start-glue-point="0" draw:end-shape="id22" draw:end-glue-point="2" svg:d="M13721 37846l-3054-1524" svg:viewBox="0 0 3055 1525">
          <text:p/>
        </draw:connector>
        <draw:custom-shape draw:style-name="gr22" draw:text-style-name="P10" xml:id="id23" draw:id="id23" draw:layer="layout" svg:width="3.302cm" svg:height="2.492cm" svg:x="14.002cm" svg:y="23.019cm">
          <text:p text:style-name="P1"><text:span text:style-name="T1">photos</text:span></text:p>
          <text:p text:style-name="P1"><text:span text:style-name="T1">---</text:span></text:p>
          <text:p text:style-name="P1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4" draw:id="id24" draw:layer="layout" svg:width="3.302cm" svg:height="2.54cm" svg:x="18.066cm" svg:y="23.019cm">
          <text:p text:style-name="P1"><text:span text:style-name="T1">literature</text:span></text:p>
          <text:p text:style-name="P1"><text:span text:style-name="T1">---</text:span></text:p>
          <text:p text:style-name="P1"><text:span text:style-name="T1">isbn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15.653cm" svg:y1="23.019cm" svg:x2="24.327cm" svg:y2="21.59cm" draw:start-shape="id23" draw:start-glue-point="0" draw:end-shape="id3" draw:end-glue-point="2" svg:d="M15653 23019l8674-1429" svg:viewBox="0 0 8675 1430">
          <text:p/>
        </draw:connector>
        <draw:connector draw:style-name="gr12" draw:text-style-name="P6" draw:layer="layout" draw:type="line" svg:x1="19.717cm" svg:y1="23.019cm" svg:x2="24.327cm" svg:y2="21.59cm" draw:start-shape="id24" draw:start-glue-point="0" draw:end-shape="id3" draw:end-glue-point="2" svg:d="M19717 23019l4610-1429" svg:viewBox="0 0 4611 1430">
          <text:p/>
        </draw:connector>
        <draw:custom-shape draw:style-name="gr24" draw:text-style-name="P10" xml:id="id25" draw:id="id25" draw:layer="layout" svg:width="3.302cm" svg:height="3.048cm" svg:x="34.402cm" svg:y="23.019cm">
          <text:p text:style-name="P1"><text:span text:style-name="T1">inventories</text:span></text:p>
          <text:p text:style-name="P1"><text:span text:style-name="T1">---</text:span></text:p>
          <text:p text:style-name="P1"><text:span text:style-name="T1">copyright</text:span></text:p>
          <text:p text:style-name="P1"><text:span text:style-name="T1">legacy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6" draw:id="id26" draw:layer="layout" svg:width="3.302cm" svg:height="2.54cm" svg:x="38.466cm" svg:y="23.019cm">
          <text:p text:style-name="P1"><text:span text:style-name="T1">expositions</text:span></text:p>
          <text:p text:style-name="P1"><text:span text:style-name="T1">---</text:span></text:p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xml:id="id27" draw:id="id27" draw:layer="layout" svg:width="4.826cm" svg:height="1.905cm" svg:x="43.675cm" svg:y="23.4cm">
          <text:p text:style-name="P1"><text:span text:style-name="T1">exposition_types</text:span></text:p>
          <text:p text:style-name="P1"><text:span text:style-name="T1">---</text:span></text:p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36.053cm" svg:y1="23.019cm" svg:x2="32.597cm" svg:y2="21.312cm" draw:start-shape="id25" draw:start-glue-point="0" draw:end-shape="id8" draw:end-glue-point="2" svg:d="M36053 23019l-3456-1707" svg:viewBox="0 0 3457 1708">
          <text:p/>
        </draw:connector>
        <draw:connector draw:style-name="gr12" draw:text-style-name="P6" draw:layer="layout" draw:type="line" svg:x1="40.117cm" svg:y1="23.019cm" svg:x2="32.597cm" svg:y2="21.312cm" draw:start-shape="id26" draw:start-glue-point="0" draw:end-shape="id8" draw:end-glue-point="2" svg:d="M40117 23019l-7520-1707" svg:viewBox="0 0 7521 1708">
          <text:p/>
        </draw:connector>
        <draw:connector draw:style-name="gr12" draw:text-style-name="P6" draw:layer="layout" draw:type="line" svg:x1="41.768cm" svg:y1="24.289cm" svg:x2="43.675cm" svg:y2="24.352cm" draw:start-shape="id26" draw:start-glue-point="1" draw:end-shape="id27" draw:end-glue-point="3" svg:d="M41768 24289l1907 63" svg:viewBox="0 0 1908 64">
          <text:p/>
        </draw:connector>
        <draw:custom-shape draw:style-name="gr26" draw:text-style-name="P4" xml:id="id28" draw:id="id28" draw:layer="layout" svg:width="5.498cm" svg:height="1.661cm" svg:x="21.74cm" svg:y="29.246cm">
          <text:p text:style-name="P1"><text:span text:style-name="T1">organizations_to_places</text:span></text:p>
          <text:p text:style-name="P1"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24.489cm" svg:y1="30.907cm" svg:x2="17.244cm" svg:y2="33.09cm" draw:start-shape="id28" draw:start-glue-point="2" draw:end-shape="id12" draw:end-glue-point="0" svg:d="M24489 30907l-7245 2183" svg:viewBox="0 0 7246 2184">
          <text:p/>
        </draw:connector>
        <draw:custom-shape draw:style-name="gr27" draw:text-style-name="P11" draw:layer="layout" svg:width="2.667cm" svg:height="0.762cm" svg:x="9.509cm" svg:y="29.702cm">
          <text:p text:style-name="P8"><text:span text:style-name="T4">target_loc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29" draw:id="id29" draw:layer="layout" svg:width="4.064cm" svg:height="3.175cm" svg:x="34.012cm" svg:y="27.69cm">
          <text:p text:style-name="P1"><text:span text:style-name="T1">ethnoses</text:span></text:p>
          <text:p text:style-name="P1"><text:span text:style-name="T1">---</text:span></text:p>
          <text:p text:style-name="P1"><text:span text:style-name="T1">name</text:span></text:p>
          <text:p text:style-name="P1"><text:span text:style-name="T1">subcontinent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36.053cm" svg:y1="26.067cm" svg:x2="36.044cm" svg:y2="27.69cm" draw:start-shape="id25" draw:start-glue-point="2" draw:end-shape="id29" draw:end-glue-point="0" svg:d="M36053 26067l-9 1623" svg:viewBox="0 0 10 1624">
          <text:p/>
        </draw:connector>
        <draw:custom-shape draw:style-name="gr28" draw:text-style-name="P12" xml:id="id31" draw:id="id31" draw:layer="layout" svg:width="4.064cm" svg:height="2.413cm" svg:x="47.739cm" svg:y="27.054cm">
          <text:p text:style-name="P7"><text:span text:style-name="T2">users</text:span></text:p>
          <text:p text:style-name="P7"><text:span text:style-name="T2">---</text:span></text:p>
          <text:p text:style-name="P7"><text:span text:style-name="T2">username</text:span></text:p>
          <text:p text:style-name="P7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30" draw:id="id30" draw:layer="layout" svg:width="5.207cm" svg:height="2.159cm" svg:x="40.627cm" svg:y="27.181cm">
          <text:p text:style-name="P1"><text:span text:style-name="T1">inventories_to_users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40.627cm" svg:y1="28.26cm" svg:x2="36.053cm" svg:y2="26.067cm" draw:start-shape="id30" draw:start-glue-point="3" draw:end-shape="id25" draw:end-glue-point="2" svg:d="M40627 28260l-4574-2193" svg:viewBox="0 0 4575 2194">
          <text:p/>
        </draw:connector>
        <draw:connector draw:style-name="gr12" draw:text-style-name="P6" draw:layer="layout" draw:type="line" svg:x1="45.834cm" svg:y1="28.26cm" svg:x2="47.739cm" svg:y2="28.26cm" draw:start-shape="id30" draw:start-glue-point="1" draw:end-shape="id31" draw:end-glue-point="3" svg:d="M45834 28260h1905" svg:viewBox="0 0 1906 1">
          <text:p/>
        </draw:connector>
        <draw:custom-shape draw:style-name="gr29" draw:text-style-name="P3" xml:id="id32" draw:id="id32" draw:layer="layout" svg:width="4.064cm" svg:height="2.03cm" svg:x="14.746cm" svg:y="18.282cm">
          <text:p text:style-name="P1"><text:span text:style-name="T1">genre_types</text:span></text:p>
          <text:p text:style-name="P1"><text:span text:style-name="T1">---</text:span></text:p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22.717cm" svg:y1="19.558cm" svg:x2="18.81cm" svg:y2="19.297cm" draw:start-shape="id3" draw:start-glue-point="3" draw:end-shape="id32" draw:end-glue-point="1" svg:d="M22717 19558l-3907-261" svg:viewBox="0 0 3908 262">
          <text:p/>
        </draw:connector>
        <draw:custom-shape draw:style-name="gr30" draw:text-style-name="P3" xml:id="id33" draw:id="id33" draw:layer="layout" svg:width="4.064cm" svg:height="3.591cm" svg:x="11.444cm" svg:y="11.168cm">
          <text:p text:style-name="P1"><text:span text:style-name="T1">working_periods</text:span></text:p>
          <text:p text:style-name="P1"><text:span text:style-name="T1">---</text:span></text:p>
          <text:p text:style-name="P1"><text:span text:style-name="T1">date_start</text:span></text:p>
          <text:p text:style-name="P1"><text:span text:style-name="T1">date_end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15.508cm" svg:y1="12.963cm" svg:x2="21.701cm" svg:y2="10.525cm" draw:start-shape="id33" draw:start-glue-point="1" draw:end-shape="id1" draw:end-glue-point="3" svg:d="M15508 12963l6193-2438" svg:viewBox="0 0 6194 2439">
          <text:p/>
        </draw:connector>
        <draw:connector draw:style-name="gr12" draw:text-style-name="P6" draw:layer="layout" svg:x1="13.476cm" svg:y1="14.759cm" svg:x2="15.212cm" svg:y2="34.677cm" draw:start-shape="id33" draw:start-glue-point="2" draw:end-shape="id12" draw:end-glue-point="3" svg:d="M13476 14759v19918h1736" svg:viewBox="0 0 1737 19919">
          <text:p/>
        </draw:connector>
        <draw:custom-shape draw:style-name="gr26" draw:text-style-name="P4" xml:id="id34" draw:id="id34" draw:layer="layout" svg:width="5.498cm" svg:height="1.661cm" svg:x="27.74cm" svg:y="29.246cm">
          <text:p text:style-name="P1"><text:span text:style-name="T1">collections_to_places</text:span></text:p>
          <text:p text:style-name="P1"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30.489cm" svg:y1="30.907cm" svg:x2="17.244cm" svg:y2="33.09cm" draw:start-shape="id34" draw:start-glue-point="2" draw:end-shape="id12" draw:end-glue-point="0" svg:d="M30489 30907l-13245 2183" svg:viewBox="0 0 13246 2184">
          <text:p/>
        </draw:connector>
        <draw:connector draw:style-name="gr14" draw:text-style-name="P6" draw:layer="layout" draw:type="curve" draw:line-skew="-2.732cm" svg:x1="24.489cm" svg:y1="29.246cm" svg:x2="32.461cm" svg:y2="12.689cm" draw:start-shape="id28" draw:start-glue-point="0" draw:end-shape="id9" draw:end-glue-point="2" svg:d="M24489 29246c0-16516 7972-8238 7972-16557" svg:viewBox="0 0 7973 16558">
          <text:p/>
        </draw:connector>
        <draw:connector draw:style-name="gr14" draw:text-style-name="P6" draw:layer="layout" draw:type="curve" draw:line-skew="2.819cm" svg:x1="35.329cm" svg:y1="5.99cm" svg:x2="32.597cm" svg:y2="17.248cm" draw:start-shape="id35" draw:start-glue-point="2" draw:end-shape="id8" draw:end-glue-point="0" svg:d="M35329 5990c0 12672-2732 7043-2732 11258" svg:viewBox="0 0 2733 11259">
          <text:p/>
        </draw:connector>
        <draw:connector draw:style-name="gr14" draw:text-style-name="P6" draw:layer="layout" draw:type="curve" svg:x1="35.329cm" svg:y1="5.99cm" svg:x2="23.733cm" svg:y2="8.493cm" draw:start-shape="id35" draw:start-glue-point="2" draw:end-shape="id1" draw:end-glue-point="0" svg:d="M35329 5990c0 1876-11596 625-11596 2503" svg:viewBox="0 0 11597 2504">
          <text:p/>
        </draw:connector>
        <draw:connector draw:style-name="gr14" draw:text-style-name="P6" draw:layer="layout" draw:type="curve" draw:line-skew="-1.46cm" svg:x1="35.329cm" svg:y1="5.99cm" svg:x2="28.178cm" svg:y2="13.154cm" draw:start-shape="id35" draw:start-glue-point="2" draw:end-shape="id6" draw:end-glue-point="0" svg:d="M35329 5990c0 3183-7151-399-7151 7164" svg:viewBox="0 0 7152 7165">
          <text:p/>
        </draw:connector>
        <draw:connector draw:style-name="gr14" draw:text-style-name="P6" draw:layer="layout" draw:type="curve" draw:line-skew="1.121cm" svg:x1="30.489cm" svg:y1="29.246cm" svg:x2="32.597cm" svg:y2="21.312cm" draw:start-shape="id34" draw:start-glue-point="0" draw:end-shape="id8" draw:end-glue-point="2" svg:d="M30489 29246c0-4269 2108-302 2108-7934" svg:viewBox="0 0 2109 7935">
          <text:p/>
        </draw:connector>
        <draw:connector draw:style-name="gr14" draw:text-style-name="P6" draw:layer="layout" draw:type="curve" draw:line-skew="1.082cm" svg:x1="17.234cm" svg:y1="29.194cm" svg:x2="24.327cm" svg:y2="21.59cm" draw:start-shape="id19" draw:start-glue-point="0" draw:end-shape="id3" draw:end-glue-point="2" svg:d="M17234 29194c0-4080 7093-278 7093-7604" svg:viewBox="0 0 7094 7605">
          <text:p/>
        </draw:connector>
        <draw:connector draw:style-name="gr12" draw:text-style-name="P6" draw:layer="layout" draw:type="curve" svg:x1="36.044cm" svg:y1="30.865cm" svg:x2="19.276cm" svg:y2="34.677cm" draw:start-shape="id29" draw:start-glue-point="2" draw:end-shape="id12" draw:end-glue-point="1" svg:d="M36044 30865c0 2542-5589 3812-16768 3812" svg:viewBox="0 0 16769 3813">
          <text:p/>
        </draw:connector>
        <draw:connector draw:style-name="gr12" draw:text-style-name="P6" draw:layer="layout" draw:type="curve" svg:x1="14.002cm" svg:y1="24.265cm" svg:x2="10.667cm" svg:y2="33.147cm" draw:start-shape="id23" draw:start-glue-point="3" draw:end-shape="id22" draw:end-glue-point="0" svg:d="M14002 24265c-2224 0-3335 2960-3335 8882" svg:viewBox="0 0 3336 88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5:51:33.004738770</meta:creation-date>
    <dc:date>2019-03-29T16:28:22.990840059</dc:date>
    <meta:editing-duration>PT3H11M19S</meta:editing-duration>
    <meta:editing-cycles>44</meta:editing-cycles>
    <meta:generator>LibreOffice/6.2.2.2$Linux_X86_64 LibreOffice_project/5daaa0e719eb4f073b63de04e0910785ad81fe7a</meta:generator>
    <meta:document-statistic meta:object-count="83"/>
  </office:meta>
</office:document-meta>
</file>